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72.2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9.65pt"/>
    </style:style>
    <style:style style:name="co6" style:family="table-column">
      <style:table-column-properties fo:break-before="auto" style:column-width="74.89pt"/>
    </style:style>
    <style:style style:name="co7" style:family="table-column">
      <style:table-column-properties fo:break-before="auto" style:column-width="90.45pt"/>
    </style:style>
    <style:style style:name="co8" style:family="table-column">
      <style:table-column-properties fo:break-before="auto" style:column-width="96.49pt"/>
    </style:style>
    <style:style style:name="co9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 style:data-style-name="N61"/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can speed</text:p>
          </table:table-cell>
          <table:table-cell table:style-name="ce3" office:value-type="string" calcext:value-type="string">
            <text:p>HCLK</text:p>
          </table:table-cell>
          <table:table-cell table:style-name="ce3" office:value-type="string" calcext:value-type="string">
            <text:p>APB2 Peripheral Clock</text:p>
          </table:table-cell>
          <table:table-cell table:style-name="ce3" office:value-type="string" calcext:value-type="string">
            <text:p>Divisor</text:p>
          </table:table-cell>
          <table:table-cell table:style-name="ce3" office:value-type="string" calcext:value-type="string">
            <text:p>ADC Clock</text:p>
          </table:table-cell>
          <table:table-cell table:style-name="ce3" office:value-type="string" calcext:value-type="string">
            <text:p>seconds/row</text:p>
          </table:table-cell>
          <table:table-cell table:style-name="ce3" office:value-type="string" calcext:value-type="string">
            <text:p>lines/exposure</text:p>
          </table:table-cell>
          <table:table-cell table:style-name="ce3" office:value-type="string" calcext:value-type="string">
            <text:p>s/exposure (calc)</text:p>
          </table:table-cell>
          <table:table-cell table:style-name="ce3" office:value-type="string" calcext:value-type="string">
            <text:p>s/exposure (ideal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pid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2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2]/[.D2]" office:value-type="float" office:value="22500000" calcext:value-type="float">
            <text:p>2.25E+07</text:p>
          </table:table-cell>
          <table:table-cell office:value-type="float" office:value="0.000054" calcext:value-type="float">
            <text:p>5.4E-05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G2]*[.F2]" office:value-type="float" office:value="0.0135" calcext:value-type="float">
            <text:p>0.0135</text:p>
          </table:table-cell>
          <table:table-cell table:formula="of:=1/35" office:value-type="float" office:value="0.0285714285714286" calcext:value-type="float">
            <text:p>0.0285714285714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½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3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3]/[.D3]" office:value-type="float" office:value="22500000" calcext:value-type="float">
            <text:p>2.25E+07</text:p>
          </table:table-cell>
          <table:table-cell office:value-type="float" office:value="0.000872" calcext:value-type="float">
            <text:p>0.000872</text:p>
          </table:table-cell>
          <table:table-cell table:style-name="Default" office:value-type="float" office:value="500" calcext:value-type="float">
            <text:p>500</text:p>
          </table:table-cell>
          <table:table-cell table:formula="of:=[.G3]*[.F3]" office:value-type="float" office:value="0.436" calcext:value-type="float">
            <text:p>0.436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½ slower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4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4]/[.D4]" office:value-type="float" office:value="22500000" calcext:value-type="float">
            <text:p>2.25E+07</text:p>
          </table:table-cell>
          <table:table-cell office:value-type="float" office:value="0.0124" calcext:value-type="float">
            <text:p>0.0124</text:p>
          </table:table-cell>
          <table:table-cell table:style-name="Default" office:value-type="float" office:value="1000" calcext:value-type="float">
            <text:p>1000</text:p>
          </table:table-cell>
          <table:table-cell table:formula="of:=[.G4]*[.F4]"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/4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5]/2" office:value-type="float" office:value="90000000" calcext:value-type="float">
            <text:p>9.00E+07</text:p>
          </table:table-cell>
          <table:table-cell office:value-type="float" office:value="8" calcext:value-type="float">
            <text:p>8</text:p>
          </table:table-cell>
          <table:table-cell table:style-name="ce4" table:formula="of:=[.C5]/[.D5]" office:value-type="float" office:value="11250000" calcext:value-type="float">
            <text:p>1.13E+07</text:p>
          </table:table-cell>
          <table:table-cell office:value-type="float" office:value="0.02" calcext:value-type="float">
            <text:p>0.02</text:p>
          </table:table-cell>
          <table:table-cell table:style-name="Default" office:value-type="float" office:value="500" calcext:value-type="float">
            <text:p>500</text:p>
          </table:table-cell>
          <table:table-cell table:formula="of:=[.G5]*[.F5]"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/4 slower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6]/2" office:value-type="float" office:value="90000000" calcext:value-type="float">
            <text:p>9.00E+07</text:p>
          </table:table-cell>
          <table:table-cell office:value-type="float" office:value="8" calcext:value-type="float">
            <text:p>8</text:p>
          </table:table-cell>
          <table:table-cell table:style-name="ce4" table:formula="of:=[.C6]/[.D6]" office:value-type="float" office:value="11250000" calcext:value-type="float">
            <text:p>1.13E+07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1000" calcext:value-type="float">
            <text:p>1000</text:p>
          </table:table-cell>
          <table:table-cell table:formula="of:=[.G6]*[.F6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duce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7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7]/[.D7]" office:value-type="float" office:value="22500000" calcext:value-type="float">
            <text:p>2.25E+07</text:p>
          </table:table-cell>
          <table:table-cell office:value-type="float" office:value="0.0004" calcext:value-type="float">
            <text:p>0.0004</text:p>
          </table:table-cell>
          <table:table-cell table:style-name="Default" office:value-type="float" office:value="170" calcext:value-type="float">
            <text:p>170</text:p>
          </table:table-cell>
          <table:table-cell table:formula="of:=[.G7]*[.F7]" office:value-type="float" office:value="0.068" calcext:value-type="float">
            <text:p>0.06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educe slower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8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8]/[.D8]" office:value-type="float" office:value="22500000" calcext:value-type="float">
            <text:p>2.25E+07</text:p>
          </table:table-cell>
          <table:table-cell office:value-type="float" office:value="0.0004" calcext:value-type="float">
            <text:p>0.0004</text:p>
          </table:table-cell>
          <table:table-cell table:style-name="Default" office:value-type="float" office:value="340" calcext:value-type="float">
            <text:p>340</text:p>
          </table:table-cell>
          <table:table-cell table:formula="of:=[.G8]*[.F8]" office:value-type="float" office:value="0.136" calcext:value-type="float">
            <text:p>0.1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hoto 1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9]/2" office:value-type="float" office:value="90000000" calcext:value-type="float">
            <text:p>9.00E+07</text:p>
          </table:table-cell>
          <table:table-cell office:value-type="float" office:value="6" calcext:value-type="float">
            <text:p>6</text:p>
          </table:table-cell>
          <table:table-cell table:style-name="ce4" table:formula="of:=[.C9]/[.D9]" office:value-type="float" office:value="15000000" calcext:value-type="float">
            <text:p>1.50E+07</text:p>
          </table:table-cell>
          <table:table-cell office:value-type="float" office:value="0.02" calcext:value-type="float">
            <text:p>0.02</text:p>
          </table:table-cell>
          <table:table-cell table:style-name="Default" office:value-type="float" office:value="2000" calcext:value-type="float">
            <text:p>2000</text:p>
          </table:table-cell>
          <table:table-cell table:formula="of:=[.G9]*[.F9]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hoto 2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10]/2" office:value-type="float" office:value="90000000" calcext:value-type="float">
            <text:p>9.00E+07</text:p>
          </table:table-cell>
          <table:table-cell office:value-type="float" office:value="6" calcext:value-type="float">
            <text:p>6</text:p>
          </table:table-cell>
          <table:table-cell table:style-name="ce4" table:formula="of:=[.C10]/[.D10]" office:value-type="float" office:value="15000000" calcext:value-type="float">
            <text:p>1.50E+07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2000" calcext:value-type="float">
            <text:p>2000</text:p>
          </table:table-cell>
          <table:table-cell table:formula="of:=[.G10]*[.F10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hoto 3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11]/2" office:value-type="float" office:value="90000000" calcext:value-type="float">
            <text:p>9.00E+07</text:p>
          </table:table-cell>
          <table:table-cell office:value-type="float" office:value="8" calcext:value-type="float">
            <text:p>8</text:p>
          </table:table-cell>
          <table:table-cell table:style-name="ce4" table:formula="of:=[.C11]/[.D11]" office:value-type="float" office:value="11250000" calcext:value-type="float">
            <text:p>1.13E+07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2000" calcext:value-type="float">
            <text:p>2000</text:p>
          </table:table-cell>
          <table:table-cell table:formula="of:=[.G11]*[.F11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hoto 4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12]/2" office:value-type="float" office:value="90000000" calcext:value-type="float">
            <text:p>9.00E+07</text:p>
          </table:table-cell>
          <table:table-cell office:value-type="float" office:value="8" calcext:value-type="float">
            <text:p>8</text:p>
          </table:table-cell>
          <table:table-cell table:style-name="ce4" table:formula="of:=[.C12]/[.D12]" office:value-type="float" office:value="11250000" calcext:value-type="float">
            <text:p>1.13E+07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2000 twice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table for ½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/>
          <table:table-cell table:style-name="ce3" office:value-type="string" calcext:value-type="string">
            <text:p>table for rapid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20]+[.D20]" office:value-type="float" office:value="15" calcext:value-type="float">
            <text:p>15</text:p>
          </table:table-cell>
          <table:table-cell table:formula="of:=[.$E$3]/[.F20]" office:value-type="float" office:value="1500000" calcext:value-type="float">
            <text:p>1.50E+06</text:p>
          </table:table-cell>
          <table:table-cell table:style-name="ce8" table:formula="of:=[.G20]*[.$F$3]" office:value-type="float" office:value="1308" calcext:value-type="float">
            <text:p>1,30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L20]+[.K20]" office:value-type="float" office:value="15" calcext:value-type="float">
            <text:p>15</text:p>
          </table:table-cell>
          <table:table-cell table:style-name="ce4" table:formula="of:=[.$E$2]/[.M20]" office:value-type="float" office:value="1500000" calcext:value-type="float">
            <text:p>1.50E+06</text:p>
          </table:table-cell>
          <table:table-cell table:style-name="ce8" table:formula="of:=[.N20]*[.$F$2]"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21]+[.D21]" office:value-type="float" office:value="27" calcext:value-type="float">
            <text:p>27</text:p>
          </table:table-cell>
          <table:table-cell table:formula="of:=[.$E$3]/[.F21]" office:value-type="float" office:value="833333.333333333" calcext:value-type="float">
            <text:p>8.33E+05</text:p>
          </table:table-cell>
          <table:table-cell table:style-name="ce8" table:formula="of:=[.G21]*[.$F$3]" office:value-type="float" office:value="726.666666666667" calcext:value-type="float">
            <text:p>7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L21]+[.K21]" office:value-type="float" office:value="27" calcext:value-type="float">
            <text:p>27</text:p>
          </table:table-cell>
          <table:table-cell table:style-name="ce4" table:formula="of:=[.$E$2]/[.M21]" office:value-type="float" office:value="833333.333333333" calcext:value-type="float">
            <text:p>8.33E+05</text:p>
          </table:table-cell>
          <table:table-cell table:style-name="ce8" table:formula="of:=[.N21]*[.$F$2]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22]+[.D22]" office:value-type="float" office:value="40" calcext:value-type="float">
            <text:p>40</text:p>
          </table:table-cell>
          <table:table-cell table:formula="of:=[.$E$3]/[.F22]" office:value-type="float" office:value="562500" calcext:value-type="float">
            <text:p>5.63E+05</text:p>
          </table:table-cell>
          <table:table-cell table:style-name="ce8" table:formula="of:=[.G22]*[.$F$3]" office:value-type="float" office:value="490.5" calcext:value-type="float">
            <text:p>4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L22]+[.K22]" office:value-type="float" office:value="40" calcext:value-type="float">
            <text:p>40</text:p>
          </table:table-cell>
          <table:table-cell table:style-name="ce4" table:formula="of:=[.$E$2]/[.M22]" office:value-type="float" office:value="562500" calcext:value-type="float">
            <text:p>5.63E+05</text:p>
          </table:table-cell>
          <table:table-cell table:style-name="ce8" table:formula="of:=[.N22]*[.$F$2]" office:value-type="float" office:value="30.375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23]+[.D23]" office:value-type="float" office:value="68" calcext:value-type="float">
            <text:p>68</text:p>
          </table:table-cell>
          <table:table-cell table:formula="of:=[.$E$3]/[.F23]" office:value-type="float" office:value="330882.352941176" calcext:value-type="float">
            <text:p>3.31E+05</text:p>
          </table:table-cell>
          <table:table-cell table:style-name="ce8" table:formula="of:=[.G23]*[.$F$3]" office:value-type="float" office:value="288.529411764706" calcext:value-type="float">
            <text:p>2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L23]+[.K23]" office:value-type="float" office:value="68" calcext:value-type="float">
            <text:p>68</text:p>
          </table:table-cell>
          <table:table-cell table:style-name="ce4" table:formula="of:=[.$E$2]/[.M23]" office:value-type="float" office:value="330882.352941176" calcext:value-type="float">
            <text:p>3.31E+05</text:p>
          </table:table-cell>
          <table:table-cell table:style-name="ce8" table:formula="of:=[.N23]*[.$F$2]" office:value-type="float" office:value="17.8676470588235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24]+[.D24]" office:value-type="float" office:value="96" calcext:value-type="float">
            <text:p>96</text:p>
          </table:table-cell>
          <table:table-cell table:formula="of:=[.$E$3]/[.F24]" office:value-type="float" office:value="234375" calcext:value-type="float">
            <text:p>2.34E+05</text:p>
          </table:table-cell>
          <table:table-cell table:style-name="ce8" table:formula="of:=[.G24]*[.$F$3]" office:value-type="float" office:value="204.375" calcext:value-type="float">
            <text:p>2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L24]+[.K24]" office:value-type="float" office:value="96" calcext:value-type="float">
            <text:p>96</text:p>
          </table:table-cell>
          <table:table-cell table:style-name="ce4" table:formula="of:=[.$E$2]/[.M24]" office:value-type="float" office:value="234375" calcext:value-type="float">
            <text:p>2.34E+05</text:p>
          </table:table-cell>
          <table:table-cell table:style-name="ce8" table:formula="of:=[.N24]*[.$F$2]" office:value-type="float" office:value="12.65625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25]+[.D25]" office:value-type="float" office:value="124" calcext:value-type="float">
            <text:p>124</text:p>
          </table:table-cell>
          <table:table-cell table:formula="of:=[.$E$3]/[.F25]" office:value-type="float" office:value="181451.612903226" calcext:value-type="float">
            <text:p>1.81E+05</text:p>
          </table:table-cell>
          <table:table-cell table:style-name="ce8" table:formula="of:=[.G25]*[.$F$3]" office:value-type="float" office:value="158.225806451613" calcext:value-type="float">
            <text:p>15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L25]+[.K25]" office:value-type="float" office:value="124" calcext:value-type="float">
            <text:p>124</text:p>
          </table:table-cell>
          <table:table-cell table:style-name="ce4" table:formula="of:=[.$E$2]/[.M25]" office:value-type="float" office:value="181451.612903226" calcext:value-type="float">
            <text:p>1.81E+05</text:p>
          </table:table-cell>
          <table:table-cell table:style-name="ce8" table:formula="of:=[.N25]*[.$F$2]" office:value-type="float" office:value="9.79838709677419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26]+[.D26]" office:value-type="float" office:value="156" calcext:value-type="float">
            <text:p>156</text:p>
          </table:table-cell>
          <table:table-cell table:formula="of:=[.$E$3]/[.F26]" office:value-type="float" office:value="144230.769230769" calcext:value-type="float">
            <text:p>1.44E+05</text:p>
          </table:table-cell>
          <table:table-cell table:style-name="ce8" table:formula="of:=[.G26]*[.$F$3]" office:value-type="float" office:value="125.769230769231" calcext:value-type="float">
            <text:p>1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L26]+[.K26]" office:value-type="float" office:value="156" calcext:value-type="float">
            <text:p>156</text:p>
          </table:table-cell>
          <table:table-cell table:style-name="ce4" table:formula="of:=[.$E$2]/[.M26]" office:value-type="float" office:value="144230.769230769" calcext:value-type="float">
            <text:p>1.44E+05</text:p>
          </table:table-cell>
          <table:table-cell table:style-name="ce8" table:formula="of:=[.N26]*[.$F$2]" office:value-type="float" office:value="7.78846153846154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27]+[.D27]" office:value-type="float" office:value="492" calcext:value-type="float">
            <text:p>492</text:p>
          </table:table-cell>
          <table:table-cell table:formula="of:=[.$E$3]/[.F27]" office:value-type="float" office:value="45731.7073170732" calcext:value-type="float">
            <text:p>4.57E+04</text:p>
          </table:table-cell>
          <table:table-cell table:style-name="ce8" table:formula="of:=[.G27]*[.$F$3]" office:value-type="float" office:value="39.8780487804878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L27]+[.K27]" office:value-type="float" office:value="492" calcext:value-type="float">
            <text:p>492</text:p>
          </table:table-cell>
          <table:table-cell table:style-name="ce4" table:formula="of:=[.$E$2]/[.M27]" office:value-type="float" office:value="45731.7073170732" calcext:value-type="float">
            <text:p>4.57E+04</text:p>
          </table:table-cell>
          <table:table-cell table:style-name="ce8" table:formula="of:=[.N27]*[.$F$2]" office:value-type="float" office:value="2.46951219512195" calcext:value-type="float">
            <text:p>2</text:p>
          </table:table-cell>
        </table:table-row>
        <table:table-row table:style-name="ro1">
          <table:table-cell table:number-columns-repeated="7"/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L28]+[.K28]" office:value-type="float" office:value="13" calcext:value-type="float">
            <text:p>13</text:p>
          </table:table-cell>
          <table:table-cell table:style-name="ce4" table:formula="of:=[.$E$2]/[.M28]" office:value-type="float" office:value="1730769.23076923" calcext:value-type="float">
            <text:p>1.73E+06</text:p>
          </table:table-cell>
          <table:table-cell table:style-name="ce8" table:formula="of:=[.N28]*[.$F$2]" office:value-type="float" office:value="93.4615384615385" calcext:value-type="float">
            <text:p>9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able for 3/4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29]+[.K29]" office:value-type="float" office:value="25" calcext:value-type="float">
            <text:p>25</text:p>
          </table:table-cell>
          <table:table-cell table:style-name="ce4" table:formula="of:=[.$E$2]/[.M29]" office:value-type="float" office:value="900000" calcext:value-type="float">
            <text:p>9.00E+05</text:p>
          </table:table-cell>
          <table:table-cell table:style-name="ce8" table:formula="of:=[.N29]*[.$F$2]" office:value-type="float" office:value="48.6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30]+[.D30]" office:value-type="float" office:value="15" calcext:value-type="float">
            <text:p>15</text:p>
          </table:table-cell>
          <table:table-cell table:formula="of:=[.$E$5]/[.F30]" office:value-type="float" office:value="750000" calcext:value-type="float">
            <text:p>7.50E+05</text:p>
          </table:table-cell>
          <table:table-cell table:style-name="ce8" table:formula="of:=[.G30]*[.$F$5]" office:value-type="float" office:value="15000" calcext:value-type="float">
            <text:p>15,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L30]+[.K30]" office:value-type="float" office:value="38" calcext:value-type="float">
            <text:p>38</text:p>
          </table:table-cell>
          <table:table-cell table:style-name="ce4" table:formula="of:=[.$E$2]/[.M30]" office:value-type="float" office:value="592105.263157895" calcext:value-type="float">
            <text:p>5.92E+05</text:p>
          </table:table-cell>
          <table:table-cell table:style-name="ce8" table:formula="of:=[.N30]*[.$F$2]" office:value-type="float" office:value="31.9736842105263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31]+[.D31]" office:value-type="float" office:value="27" calcext:value-type="float">
            <text:p>27</text:p>
          </table:table-cell>
          <table:table-cell table:formula="of:=[.$E$5]/[.F31]" office:value-type="float" office:value="416666.666666667" calcext:value-type="float">
            <text:p>4.17E+05</text:p>
          </table:table-cell>
          <table:table-cell table:style-name="ce8" table:formula="of:=[.G31]*[.$F$5]" office:value-type="float" office:value="8333.33333333333" calcext:value-type="float">
            <text:p>8,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L31]+[.K31]" office:value-type="float" office:value="66" calcext:value-type="float">
            <text:p>66</text:p>
          </table:table-cell>
          <table:table-cell table:style-name="ce4" table:formula="of:=[.$E$2]/[.M31]" office:value-type="float" office:value="340909.090909091" calcext:value-type="float">
            <text:p>3.41E+05</text:p>
          </table:table-cell>
          <table:table-cell table:style-name="ce8" table:formula="of:=[.N31]*[.$F$2]" office:value-type="float" office:value="18.4090909090909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32]+[.D32]" office:value-type="float" office:value="40" calcext:value-type="float">
            <text:p>40</text:p>
          </table:table-cell>
          <table:table-cell table:formula="of:=[.$E$5]/[.F32]" office:value-type="float" office:value="281250" calcext:value-type="float">
            <text:p>2.81E+05</text:p>
          </table:table-cell>
          <table:table-cell table:style-name="ce8" table:formula="of:=[.G32]*[.$F$5]" office:value-type="float" office:value="5625" calcext:value-type="float">
            <text:p>5,6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L32]+[.K32]" office:value-type="float" office:value="94" calcext:value-type="float">
            <text:p>94</text:p>
          </table:table-cell>
          <table:table-cell table:style-name="ce4" table:formula="of:=[.$E$2]/[.M32]" office:value-type="float" office:value="239361.70212766" calcext:value-type="float">
            <text:p>2.39E+05</text:p>
          </table:table-cell>
          <table:table-cell table:style-name="ce8" table:formula="of:=[.N32]*[.$F$2]" office:value-type="float" office:value="12.9255319148936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33]+[.D33]" office:value-type="float" office:value="68" calcext:value-type="float">
            <text:p>68</text:p>
          </table:table-cell>
          <table:table-cell table:formula="of:=[.$E$5]/[.F33]" office:value-type="float" office:value="165441.176470588" calcext:value-type="float">
            <text:p>1.65E+05</text:p>
          </table:table-cell>
          <table:table-cell table:style-name="ce8" table:formula="of:=[.G33]*[.$F$5]" office:value-type="float" office:value="3308.82352941176" calcext:value-type="float">
            <text:p>3,30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L33]+[.K33]" office:value-type="float" office:value="122" calcext:value-type="float">
            <text:p>122</text:p>
          </table:table-cell>
          <table:table-cell table:style-name="ce4" table:formula="of:=[.$E$2]/[.M33]" office:value-type="float" office:value="184426.229508197" calcext:value-type="float">
            <text:p>1.84E+05</text:p>
          </table:table-cell>
          <table:table-cell table:style-name="ce8" table:formula="of:=[.N33]*[.$F$2]" office:value-type="float" office:value="9.95901639344262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34]+[.D34]" office:value-type="float" office:value="96" calcext:value-type="float">
            <text:p>96</text:p>
          </table:table-cell>
          <table:table-cell table:formula="of:=[.$E$5]/[.F34]" office:value-type="float" office:value="117187.5" calcext:value-type="float">
            <text:p>1.17E+05</text:p>
          </table:table-cell>
          <table:table-cell table:style-name="ce8" table:formula="of:=[.G34]*[.$F$5]" office:value-type="float" office:value="2343.75" calcext:value-type="float">
            <text:p>2,3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L34]+[.K34]" office:value-type="float" office:value="154" calcext:value-type="float">
            <text:p>154</text:p>
          </table:table-cell>
          <table:table-cell table:style-name="ce4" table:formula="of:=[.$E$2]/[.M34]" office:value-type="float" office:value="146103.896103896" calcext:value-type="float">
            <text:p>1.46E+05</text:p>
          </table:table-cell>
          <table:table-cell table:style-name="ce8" table:formula="of:=[.N34]*[.$F$2]" office:value-type="float" office:value="7.88961038961039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35]+[.D35]" office:value-type="float" office:value="124" calcext:value-type="float">
            <text:p>124</text:p>
          </table:table-cell>
          <table:table-cell table:formula="of:=[.$E$5]/[.F35]" office:value-type="float" office:value="90725.8064516129" calcext:value-type="float">
            <text:p>9.07E+04</text:p>
          </table:table-cell>
          <table:table-cell table:style-name="ce8" table:formula="of:=[.G35]*[.$F$5]" office:value-type="float" office:value="1814.51612903226" calcext:value-type="float">
            <text:p>1,8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L35]+[.K35]" office:value-type="float" office:value="490" calcext:value-type="float">
            <text:p>490</text:p>
          </table:table-cell>
          <table:table-cell table:style-name="ce4" table:formula="of:=[.$E$2]/[.M35]" office:value-type="float" office:value="45918.3673469388" calcext:value-type="float">
            <text:p>4.59E+04</text:p>
          </table:table-cell>
          <table:table-cell table:style-name="ce8" table:formula="of:=[.N35]*[.$F$2]" office:value-type="float" office:value="2.47959183673469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36]+[.D36]" office:value-type="float" office:value="156" calcext:value-type="float">
            <text:p>156</text:p>
          </table:table-cell>
          <table:table-cell table:formula="of:=[.$E$5]/[.F36]" office:value-type="float" office:value="72115.3846153846" calcext:value-type="float">
            <text:p>7.21E+04</text:p>
          </table:table-cell>
          <table:table-cell table:style-name="ce8" table:formula="of:=[.G36]*[.$F$5]" office:value-type="float" office:value="1442.30769230769" calcext:value-type="float">
            <text:p>1,4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L36]+[.K36]" office:value-type="float" office:value="11" calcext:value-type="float">
            <text:p>11</text:p>
          </table:table-cell>
          <table:table-cell table:style-name="ce4" table:formula="of:=[.$E$2]/[.M36]" office:value-type="float" office:value="2045454.54545455" calcext:value-type="float">
            <text:p>2.05E+06</text:p>
          </table:table-cell>
          <table:table-cell table:style-name="ce8" table:formula="of:=[.N36]*[.$F$2]" office:value-type="float" office:value="110.454545454545" calcext:value-type="float">
            <text:p>110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--&gt;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37]+[.D37]" office:value-type="float" office:value="492" calcext:value-type="float">
            <text:p>492</text:p>
          </table:table-cell>
          <table:table-cell table:formula="of:=[.$E$5]/[.F37]" office:value-type="float" office:value="22865.8536585366" calcext:value-type="float">
            <text:p>2.29E+04</text:p>
          </table:table-cell>
          <table:table-cell table:style-name="ce8" table:formula="of:=[.G37]*[.$F$5]" office:value-type="float" office:value="457.317073170732" calcext:value-type="float">
            <text:p>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L37]+[.K37]" office:value-type="float" office:value="23" calcext:value-type="float">
            <text:p>23</text:p>
          </table:table-cell>
          <table:table-cell table:style-name="ce4" table:formula="of:=[.$E$2]/[.M37]" office:value-type="float" office:value="978260.869565217" calcext:value-type="float">
            <text:p>9.78E+05</text:p>
          </table:table-cell>
          <table:table-cell table:style-name="ce8" table:formula="of:=[.N37]*[.$F$2]" office:value-type="float" office:value="52.8260869565217" calcext:value-type="float">
            <text:p>5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L38]+[.K38]" office:value-type="float" office:value="36" calcext:value-type="float">
            <text:p>36</text:p>
          </table:table-cell>
          <table:table-cell table:style-name="ce4" table:formula="of:=[.$E$2]/[.M38]" office:value-type="float" office:value="625000" calcext:value-type="float">
            <text:p>6.25E+05</text:p>
          </table:table-cell>
          <table:table-cell table:style-name="ce8" table:formula="of:=[.N38]*[.$F$2]" office:value-type="float" office:value="33.75" calcext:value-type="float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able for 3/4 slower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L39]+[.K39]" office:value-type="float" office:value="64" calcext:value-type="float">
            <text:p>64</text:p>
          </table:table-cell>
          <table:table-cell table:style-name="ce4" table:formula="of:=[.$E$2]/[.M39]" office:value-type="float" office:value="351562.5" calcext:value-type="float">
            <text:p>3.52E+05</text:p>
          </table:table-cell>
          <table:table-cell table:style-name="ce8" table:formula="of:=[.N39]*[.$F$2]" office:value-type="float" office:value="18.984375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40]+[.D40]" office:value-type="float" office:value="15" calcext:value-type="float">
            <text:p>15</text:p>
          </table:table-cell>
          <table:table-cell table:formula="of:=[.$E$6]/[.F40]" office:value-type="float" office:value="750000" calcext:value-type="float">
            <text:p>7.50E+05</text:p>
          </table:table-cell>
          <table:table-cell table:style-name="ce8" table:formula="of:=[.G40]*[.$F$6]" office:value-type="float" office:value="30000" calcext:value-type="float">
            <text:p>30,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L40]+[.K40]" office:value-type="float" office:value="92" calcext:value-type="float">
            <text:p>92</text:p>
          </table:table-cell>
          <table:table-cell table:style-name="ce4" table:formula="of:=[.$E$2]/[.M40]" office:value-type="float" office:value="244565.217391304" calcext:value-type="float">
            <text:p>2.45E+05</text:p>
          </table:table-cell>
          <table:table-cell table:style-name="ce8" table:formula="of:=[.N40]*[.$F$2]" office:value-type="float" office:value="13.2065217391304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41]+[.D41]" office:value-type="float" office:value="27" calcext:value-type="float">
            <text:p>27</text:p>
          </table:table-cell>
          <table:table-cell table:formula="of:=[.$E$6]/[.F41]" office:value-type="float" office:value="416666.666666667" calcext:value-type="float">
            <text:p>4.17E+05</text:p>
          </table:table-cell>
          <table:table-cell table:style-name="ce8" table:formula="of:=[.G41]*[.$F$6]" office:value-type="float" office:value="16666.6666666667" calcext:value-type="float">
            <text:p>16,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L41]+[.K41]" office:value-type="float" office:value="120" calcext:value-type="float">
            <text:p>120</text:p>
          </table:table-cell>
          <table:table-cell table:style-name="ce4" table:formula="of:=[.$E$2]/[.M41]" office:value-type="float" office:value="187500" calcext:value-type="float">
            <text:p>1.88E+05</text:p>
          </table:table-cell>
          <table:table-cell table:style-name="ce8" table:formula="of:=[.N41]*[.$F$2]" office:value-type="float" office:value="10.125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42]+[.D42]" office:value-type="float" office:value="40" calcext:value-type="float">
            <text:p>40</text:p>
          </table:table-cell>
          <table:table-cell table:formula="of:=[.$E$6]/[.F42]" office:value-type="float" office:value="281250" calcext:value-type="float">
            <text:p>2.81E+05</text:p>
          </table:table-cell>
          <table:table-cell table:style-name="ce8" table:formula="of:=[.G42]*[.$F$6]" office:value-type="float" office:value="11250" calcext:value-type="float">
            <text:p>11,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L42]+[.K42]" office:value-type="float" office:value="152" calcext:value-type="float">
            <text:p>152</text:p>
          </table:table-cell>
          <table:table-cell table:style-name="ce4" table:formula="of:=[.$E$2]/[.M42]" office:value-type="float" office:value="148026.315789474" calcext:value-type="float">
            <text:p>1.48E+05</text:p>
          </table:table-cell>
          <table:table-cell table:style-name="ce8" table:formula="of:=[.N42]*[.$F$2]" office:value-type="float" office:value="7.9934210526315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43]+[.D43]" office:value-type="float" office:value="68" calcext:value-type="float">
            <text:p>68</text:p>
          </table:table-cell>
          <table:table-cell table:formula="of:=[.$E$6]/[.F43]" office:value-type="float" office:value="165441.176470588" calcext:value-type="float">
            <text:p>1.65E+05</text:p>
          </table:table-cell>
          <table:table-cell table:style-name="ce8" table:formula="of:=[.G43]*[.$F$6]" office:value-type="float" office:value="6617.64705882353" calcext:value-type="float">
            <text:p>6,6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L43]+[.K43]" office:value-type="float" office:value="488" calcext:value-type="float">
            <text:p>488</text:p>
          </table:table-cell>
          <table:table-cell table:style-name="ce4" table:formula="of:=[.$E$2]/[.M43]" office:value-type="float" office:value="46106.5573770492" calcext:value-type="float">
            <text:p>4.61E+04</text:p>
          </table:table-cell>
          <table:table-cell table:style-name="ce8" table:formula="of:=[.N43]*[.$F$2]" office:value-type="float" office:value="2.48975409836066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44]+[.D44]" office:value-type="float" office:value="96" calcext:value-type="float">
            <text:p>96</text:p>
          </table:table-cell>
          <table:table-cell table:formula="of:=[.$E$6]/[.F44]" office:value-type="float" office:value="117187.5" calcext:value-type="float">
            <text:p>1.17E+05</text:p>
          </table:table-cell>
          <table:table-cell table:style-name="ce8" table:formula="of:=[.G44]*[.$F$6]" office:value-type="float" office:value="4687.5" calcext:value-type="float">
            <text:p>4,6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L44]+[.K44]" office:value-type="float" office:value="9" calcext:value-type="float">
            <text:p>9</text:p>
          </table:table-cell>
          <table:table-cell table:style-name="ce4" table:formula="of:=[.$E$2]/[.M44]" office:value-type="float" office:value="2500000" calcext:value-type="float">
            <text:p>2.50E+06</text:p>
          </table:table-cell>
          <table:table-cell table:style-name="ce8" table:formula="of:=[.N44]*[.$F$2]"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45]+[.D45]" office:value-type="float" office:value="124" calcext:value-type="float">
            <text:p>124</text:p>
          </table:table-cell>
          <table:table-cell table:formula="of:=[.$E$6]/[.F45]" office:value-type="float" office:value="90725.8064516129" calcext:value-type="float">
            <text:p>9.07E+04</text:p>
          </table:table-cell>
          <table:table-cell table:style-name="ce8" table:formula="of:=[.G45]*[.$F$6]" office:value-type="float" office:value="3629.03225806452" calcext:value-type="float">
            <text:p>3,6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L45]+[.K45]" office:value-type="float" office:value="21" calcext:value-type="float">
            <text:p>21</text:p>
          </table:table-cell>
          <table:table-cell table:style-name="ce4" table:formula="of:=[.$E$2]/[.M45]" office:value-type="float" office:value="1071428.57142857" calcext:value-type="float">
            <text:p>1.07E+06</text:p>
          </table:table-cell>
          <table:table-cell table:style-name="ce8" table:formula="of:=[.N45]*[.$F$2]" office:value-type="float" office:value="57.8571428571429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46]+[.D46]" office:value-type="float" office:value="156" calcext:value-type="float">
            <text:p>156</text:p>
          </table:table-cell>
          <table:table-cell table:formula="of:=[.$E$6]/[.F46]" office:value-type="float" office:value="72115.3846153846" calcext:value-type="float">
            <text:p>7.21E+04</text:p>
          </table:table-cell>
          <table:table-cell table:style-name="ce8" table:formula="of:=[.G46]*[.$F$6]" office:value-type="float" office:value="2884.61538461538" calcext:value-type="float">
            <text:p>2,8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L46]+[.K46]" office:value-type="float" office:value="34" calcext:value-type="float">
            <text:p>34</text:p>
          </table:table-cell>
          <table:table-cell table:style-name="ce4" table:formula="of:=[.$E$2]/[.M46]" office:value-type="float" office:value="661764.705882353" calcext:value-type="float">
            <text:p>6.62E+05</text:p>
          </table:table-cell>
          <table:table-cell table:style-name="ce8" table:formula="of:=[.N46]*[.$F$2]" office:value-type="float" office:value="35.7352941176471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--&gt;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47]+[.D47]" office:value-type="float" office:value="492" calcext:value-type="float">
            <text:p>492</text:p>
          </table:table-cell>
          <table:table-cell table:formula="of:=[.$E$6]/[.F47]" office:value-type="float" office:value="22865.8536585366" calcext:value-type="float">
            <text:p>2.29E+04</text:p>
          </table:table-cell>
          <table:table-cell table:style-name="ce8" table:formula="of:=[.G47]*[.$F$6]" office:value-type="float" office:value="914.634146341463" calcext:value-type="float">
            <text:p>9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L47]+[.K47]" office:value-type="float" office:value="62" calcext:value-type="float">
            <text:p>62</text:p>
          </table:table-cell>
          <table:table-cell table:style-name="ce4" table:formula="of:=[.$E$2]/[.M47]" office:value-type="float" office:value="362903.225806452" calcext:value-type="float">
            <text:p>3.63E+05</text:p>
          </table:table-cell>
          <table:table-cell table:style-name="ce8" table:formula="of:=[.N47]*[.$F$2]" office:value-type="float" office:value="19.5967741935484" calcext:value-type="float">
            <text:p>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formula="of:=[.L48]+[.K48]" office:value-type="float" office:value="90" calcext:value-type="float">
            <text:p>90</text:p>
          </table:table-cell>
          <table:table-cell table:style-name="ce4" table:formula="of:=[.$E$2]/[.M48]" office:value-type="float" office:value="250000" calcext:value-type="float">
            <text:p>2.50E+05</text:p>
          </table:table-cell>
          <table:table-cell table:style-name="ce8" table:formula="of:=[.N48]*[.$F$2]" office:value-type="float" office:value="13.5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able for photo 1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formula="of:=[.L49]+[.K49]" office:value-type="float" office:value="118" calcext:value-type="float">
            <text:p>118</text:p>
          </table:table-cell>
          <table:table-cell table:style-name="ce4" table:formula="of:=[.$E$2]/[.M49]" office:value-type="float" office:value="190677.966101695" calcext:value-type="float">
            <text:p>1.91E+05</text:p>
          </table:table-cell>
          <table:table-cell table:style-name="ce8" table:formula="of:=[.N49]*[.$F$2]" office:value-type="float" office:value="10.2966101694915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50]+[.D50]" office:value-type="float" office:value="15" calcext:value-type="float">
            <text:p>15</text:p>
          </table:table-cell>
          <table:table-cell table:formula="of:=[.$E$9]/[.F50]" office:value-type="float" office:value="1000000" calcext:value-type="float">
            <text:p>1.00E+06</text:p>
          </table:table-cell>
          <table:table-cell table:style-name="ce8" table:formula="of:=[.G50]*[.$F$9]" office:value-type="float" office:value="20000" calcext:value-type="float">
            <text:p>20,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formula="of:=[.L50]+[.K50]" office:value-type="float" office:value="150" calcext:value-type="float">
            <text:p>150</text:p>
          </table:table-cell>
          <table:table-cell table:style-name="ce4" table:formula="of:=[.$E$2]/[.M50]" office:value-type="float" office:value="150000" calcext:value-type="float">
            <text:p>1.50E+05</text:p>
          </table:table-cell>
          <table:table-cell table:style-name="ce8" table:formula="of:=[.N50]*[.$F$2]" office:value-type="float" office:value="8.1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51]+[.D51]" office:value-type="float" office:value="27" calcext:value-type="float">
            <text:p>27</text:p>
          </table:table-cell>
          <table:table-cell table:formula="of:=[.$E$9]/[.F51]" office:value-type="float" office:value="555555.555555556" calcext:value-type="float">
            <text:p>5.56E+05</text:p>
          </table:table-cell>
          <table:table-cell table:style-name="ce8" table:formula="of:=[.G51]*[.$F$9]" office:value-type="float" office:value="11111.1111111111" calcext:value-type="float">
            <text:p>11,1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formula="of:=[.L51]+[.K51]" office:value-type="float" office:value="486" calcext:value-type="float">
            <text:p>486</text:p>
          </table:table-cell>
          <table:table-cell table:style-name="ce4" table:formula="of:=[.$E$2]/[.M51]" office:value-type="float" office:value="46296.2962962963" calcext:value-type="float">
            <text:p>4.63E+04</text:p>
          </table:table-cell>
          <table:table-cell table:style-name="ce8" table:formula="of:=[.N51]*[.$F$2]" office:value-type="float" office:value="2.5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52]+[.D52]" office:value-type="float" office:value="40" calcext:value-type="float">
            <text:p>40</text:p>
          </table:table-cell>
          <table:table-cell table:formula="of:=[.$E$9]/[.F52]" office:value-type="float" office:value="375000" calcext:value-type="float">
            <text:p>3.75E+05</text:p>
          </table:table-cell>
          <table:table-cell table:style-name="ce8" table:formula="of:=[.G52]*[.$F$9]" office:value-type="float" office:value="7500" calcext:value-type="float">
            <text:p>7,5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53]+[.D53]" office:value-type="float" office:value="68" calcext:value-type="float">
            <text:p>68</text:p>
          </table:table-cell>
          <table:table-cell table:formula="of:=[.$E$9]/[.F53]" office:value-type="float" office:value="220588.235294118" calcext:value-type="float">
            <text:p>2.21E+05</text:p>
          </table:table-cell>
          <table:table-cell table:style-name="ce8" table:formula="of:=[.G53]*[.$F$9]" office:value-type="float" office:value="4411.76470588235" calcext:value-type="float">
            <text:p>4,4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54]+[.D54]" office:value-type="float" office:value="96" calcext:value-type="float">
            <text:p>96</text:p>
          </table:table-cell>
          <table:table-cell table:formula="of:=[.$E$9]/[.F54]" office:value-type="float" office:value="156250" calcext:value-type="float">
            <text:p>1.56E+05</text:p>
          </table:table-cell>
          <table:table-cell table:style-name="ce8" table:formula="of:=[.G54]*[.$F$9]" office:value-type="float" office:value="3125" calcext:value-type="float">
            <text:p>3,1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55]+[.D55]" office:value-type="float" office:value="124" calcext:value-type="float">
            <text:p>124</text:p>
          </table:table-cell>
          <table:table-cell table:formula="of:=[.$E$9]/[.F55]" office:value-type="float" office:value="120967.741935484" calcext:value-type="float">
            <text:p>1.21E+05</text:p>
          </table:table-cell>
          <table:table-cell table:style-name="ce8" table:formula="of:=[.G55]*[.$F$9]" office:value-type="float" office:value="2419.35483870968" calcext:value-type="float">
            <text:p>2,4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--&gt;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56]+[.D56]" office:value-type="float" office:value="156" calcext:value-type="float">
            <text:p>156</text:p>
          </table:table-cell>
          <table:table-cell table:formula="of:=[.$E$9]/[.F56]" office:value-type="float" office:value="96153.8461538462" calcext:value-type="float">
            <text:p>9.62E+04</text:p>
          </table:table-cell>
          <table:table-cell table:style-name="ce8" table:formula="of:=[.G56]*[.$F$9]" office:value-type="float" office:value="1923.07692307692" calcext:value-type="float">
            <text:p>1,9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57]+[.D57]" office:value-type="float" office:value="492" calcext:value-type="float">
            <text:p>492</text:p>
          </table:table-cell>
          <table:table-cell table:formula="of:=[.$E$9]/[.F57]" office:value-type="float" office:value="30487.8048780488" calcext:value-type="float">
            <text:p>3.05E+04</text:p>
          </table:table-cell>
          <table:table-cell table:style-name="ce8" table:formula="of:=[.G57]*[.$F$9]" office:value-type="float" office:value="609.756097560976" calcext:value-type="float">
            <text:p>61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table for photo 2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0]+[.D60]" office:value-type="float" office:value="15" calcext:value-type="float">
            <text:p>15</text:p>
          </table:table-cell>
          <table:table-cell table:formula="of:=[.$E$10]/[.F60]" office:value-type="float" office:value="1000000" calcext:value-type="float">
            <text:p>1.00E+06</text:p>
          </table:table-cell>
          <table:table-cell table:style-name="ce8" table:formula="of:=[.G60]*[.$F$10]" office:value-type="float" office:value="40000" calcext:value-type="float">
            <text:p>40,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61]+[.D61]" office:value-type="float" office:value="27" calcext:value-type="float">
            <text:p>27</text:p>
          </table:table-cell>
          <table:table-cell table:formula="of:=[.$E$10]/[.F61]" office:value-type="float" office:value="555555.555555556" calcext:value-type="float">
            <text:p>5.56E+05</text:p>
          </table:table-cell>
          <table:table-cell table:style-name="ce8" table:formula="of:=[.G61]*[.$F$10]" office:value-type="float" office:value="22222.2222222222" calcext:value-type="float">
            <text:p>22,2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62]+[.D62]" office:value-type="float" office:value="40" calcext:value-type="float">
            <text:p>40</text:p>
          </table:table-cell>
          <table:table-cell table:formula="of:=[.$E$10]/[.F62]" office:value-type="float" office:value="375000" calcext:value-type="float">
            <text:p>3.75E+05</text:p>
          </table:table-cell>
          <table:table-cell table:style-name="ce8" table:formula="of:=[.G62]*[.$F$10]" office:value-type="float" office:value="15000" calcext:value-type="float">
            <text:p>15,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63]+[.D63]" office:value-type="float" office:value="68" calcext:value-type="float">
            <text:p>68</text:p>
          </table:table-cell>
          <table:table-cell table:formula="of:=[.$E$10]/[.F63]" office:value-type="float" office:value="220588.235294118" calcext:value-type="float">
            <text:p>2.21E+05</text:p>
          </table:table-cell>
          <table:table-cell table:style-name="ce8" table:formula="of:=[.G63]*[.$F$10]" office:value-type="float" office:value="8823.52941176471" calcext:value-type="float">
            <text:p>8,8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64]+[.D64]" office:value-type="float" office:value="96" calcext:value-type="float">
            <text:p>96</text:p>
          </table:table-cell>
          <table:table-cell table:formula="of:=[.$E$10]/[.F64]" office:value-type="float" office:value="156250" calcext:value-type="float">
            <text:p>1.56E+05</text:p>
          </table:table-cell>
          <table:table-cell table:style-name="ce8" table:formula="of:=[.G64]*[.$F$10]" office:value-type="float" office:value="6250" calcext:value-type="float">
            <text:p>6,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65]+[.D65]" office:value-type="float" office:value="124" calcext:value-type="float">
            <text:p>124</text:p>
          </table:table-cell>
          <table:table-cell table:formula="of:=[.$E$10]/[.F65]" office:value-type="float" office:value="120967.741935484" calcext:value-type="float">
            <text:p>1.21E+05</text:p>
          </table:table-cell>
          <table:table-cell table:style-name="ce8" table:formula="of:=[.G65]*[.$F$10]" office:value-type="float" office:value="4838.70967741936" calcext:value-type="float">
            <text:p>4,8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66]+[.D66]" office:value-type="float" office:value="156" calcext:value-type="float">
            <text:p>156</text:p>
          </table:table-cell>
          <table:table-cell table:formula="of:=[.$E$10]/[.F66]" office:value-type="float" office:value="96153.8461538462" calcext:value-type="float">
            <text:p>9.62E+04</text:p>
          </table:table-cell>
          <table:table-cell table:style-name="ce8" table:formula="of:=[.G66]*[.$F$10]" office:value-type="float" office:value="3846.15384615385" calcext:value-type="float">
            <text:p>3,8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67]+[.D67]" office:value-type="float" office:value="492" calcext:value-type="float">
            <text:p>492</text:p>
          </table:table-cell>
          <table:table-cell table:formula="of:=[.$E$10]/[.F67]" office:value-type="float" office:value="30487.8048780488" calcext:value-type="float">
            <text:p>3.05E+04</text:p>
          </table:table-cell>
          <table:table-cell table:style-name="ce8" table:formula="of:=[.G67]*[.$F$10]" office:value-type="float" office:value="1219.51219512195" calcext:value-type="float">
            <text:p>1,22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8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table for photo 3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70]+[.D70]" office:value-type="float" office:value="15" calcext:value-type="float">
            <text:p>15</text:p>
          </table:table-cell>
          <table:table-cell table:formula="of:=[.$E$11]/[.F70]" office:value-type="float" office:value="750000" calcext:value-type="float">
            <text:p>7.50E+05</text:p>
          </table:table-cell>
          <table:table-cell table:style-name="ce8" table:formula="of:=[.G70]*[.$F$11]" office:value-type="float" office:value="75000" calcext:value-type="float">
            <text:p>75,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71]+[.D71]" office:value-type="float" office:value="27" calcext:value-type="float">
            <text:p>27</text:p>
          </table:table-cell>
          <table:table-cell table:formula="of:=[.$E$11]/[.F71]" office:value-type="float" office:value="416666.666666667" calcext:value-type="float">
            <text:p>4.17E+05</text:p>
          </table:table-cell>
          <table:table-cell table:style-name="ce8" table:formula="of:=[.G71]*[.$F$11]" office:value-type="float" office:value="41666.6666666667" calcext:value-type="float">
            <text:p>41,6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72]+[.D72]" office:value-type="float" office:value="40" calcext:value-type="float">
            <text:p>40</text:p>
          </table:table-cell>
          <table:table-cell table:formula="of:=[.$E$11]/[.F72]" office:value-type="float" office:value="281250" calcext:value-type="float">
            <text:p>2.81E+05</text:p>
          </table:table-cell>
          <table:table-cell table:style-name="ce8" table:formula="of:=[.G72]*[.$F$11]" office:value-type="float" office:value="28125" calcext:value-type="float">
            <text:p>28,1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73]+[.D73]" office:value-type="float" office:value="68" calcext:value-type="float">
            <text:p>68</text:p>
          </table:table-cell>
          <table:table-cell table:formula="of:=[.$E$11]/[.F73]" office:value-type="float" office:value="165441.176470588" calcext:value-type="float">
            <text:p>1.65E+05</text:p>
          </table:table-cell>
          <table:table-cell table:style-name="ce8" table:formula="of:=[.G73]*[.$F$11]" office:value-type="float" office:value="16544.1176470588" calcext:value-type="float">
            <text:p>16,5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74]+[.D74]" office:value-type="float" office:value="96" calcext:value-type="float">
            <text:p>96</text:p>
          </table:table-cell>
          <table:table-cell table:formula="of:=[.$E$11]/[.F74]" office:value-type="float" office:value="117187.5" calcext:value-type="float">
            <text:p>1.17E+05</text:p>
          </table:table-cell>
          <table:table-cell table:style-name="ce8" table:formula="of:=[.G74]*[.$F$11]" office:value-type="float" office:value="11718.75" calcext:value-type="float">
            <text:p>11,7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75]+[.D75]" office:value-type="float" office:value="124" calcext:value-type="float">
            <text:p>124</text:p>
          </table:table-cell>
          <table:table-cell table:formula="of:=[.$E$11]/[.F75]" office:value-type="float" office:value="90725.8064516129" calcext:value-type="float">
            <text:p>9.07E+04</text:p>
          </table:table-cell>
          <table:table-cell table:style-name="ce8" table:formula="of:=[.G75]*[.$F$11]" office:value-type="float" office:value="9072.58064516129" calcext:value-type="float">
            <text:p>9,0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76]+[.D76]" office:value-type="float" office:value="156" calcext:value-type="float">
            <text:p>156</text:p>
          </table:table-cell>
          <table:table-cell table:formula="of:=[.$E$11]/[.F76]" office:value-type="float" office:value="72115.3846153846" calcext:value-type="float">
            <text:p>7.21E+04</text:p>
          </table:table-cell>
          <table:table-cell table:style-name="ce8" table:formula="of:=[.G76]*[.$F$11]" office:value-type="float" office:value="7211.53846153846" calcext:value-type="float">
            <text:p>7,2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--&gt;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77]+[.D77]" office:value-type="float" office:value="492" calcext:value-type="float">
            <text:p>492</text:p>
          </table:table-cell>
          <table:table-cell table:formula="of:=[.$E$11]/[.F77]" office:value-type="float" office:value="22865.8536585366" calcext:value-type="float">
            <text:p>2.29E+04</text:p>
          </table:table-cell>
          <table:table-cell table:style-name="ce8" table:formula="of:=[.G77]*[.$F$11]" office:value-type="float" office:value="2286.58536585366" calcext:value-type="float">
            <text:p>2,287</text:p>
          </table:table-cell>
          <table:table-cell table:number-columns-repeated="7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2:24:49.739245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0:23:28.268115251</meta:creation-date>
    <dc:date>2021-09-06T23:06:18.008232063</dc:date>
    <meta:editing-duration>P8DT21H13M42S</meta:editing-duration>
    <meta:editing-cycles>3</meta:editing-cycles>
    <meta:generator>LibreOffice/6.1.5.2$Linux_X86_64 LibreOffice_project/10$Build-2</meta:generator>
    <meta:document-statistic meta:table-count="1" meta:cell-count="552" meta:object-count="0"/>
  </office:meta>
</office:document-meta>
</file>